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/>
      <style:text-properties style:font-name="Times New Roman" fo:font-size="14pt" officeooo:paragraph-rsid="00193b72" style:font-size-asian="14pt" style:font-size-complex="14pt"/>
    </style:style>
    <style:style style:name="P2" style:family="paragraph" style:parent-style-name="Standard" style:list-style-name="L1">
      <style:paragraph-properties fo:line-height="115%"/>
      <style:text-properties style:font-name="Times New Roman" fo:font-size="14pt" officeooo:paragraph-rsid="001962ba" style:font-size-asian="14pt" style:font-size-complex="14pt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fo:language="en" fo:country="US" officeooo:rsid="0012dbfb" style:font-name-complex="Times New Roman1"/>
    </style:style>
    <style:style style:name="T3" style:family="text">
      <style:text-properties fo:language="en" fo:country="US" style:font-name-complex="Times New Roman1"/>
    </style:style>
    <style:style style:name="T4" style:family="text">
      <style:text-properties fo:language="en" fo:country="US" officeooo:rsid="00193b72" style:font-name-complex="Times New Roman1"/>
    </style:style>
    <style:style style:name="T5" style:family="text">
      <style:text-properties fo:language="en" fo:country="US" officeooo:rsid="001962ba" style:font-name-complex="Times New Roman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 loext:marker-style-name="T1"><text:span text:style-name="T2">With Internet of things rapidly increasing and data constantly being gathered, microcontrollers are a huge part of the modern world.</text:span></text:p>
        </text:list-item>
        <text:list-item>
          <text:p text:style-name="P1" loext:marker-style-name="T1"><text:span text:style-name="T3">A microcontroller is a single Integrated Circuit that is typically used for a specific application and designed to implement certain tasks.</text:span></text:p>
        </text:list-item>
        <text:list-item>
          <text:p text:style-name="P1" loext:marker-style-name="T1"><text:span text:style-name="T4">T</text:span><text:span text:style-name="T3">hey are built into products and devices that must be automatically controlled in certain situations, like appliances.</text:span></text:p>
        </text:list-item>
        <text:list-item>
          <text:p text:style-name="P1" loext:marker-style-name="T1"><text:span text:style-name="T4">M</text:span><text:span text:style-name="T3">icrocontroller input, processes this information, and outputs a certain action based on the information gathered.</text:span></text:p>
        </text:list-item>
        <text:list-item>
          <text:p text:style-name="P1" loext:marker-style-name="T1"><text:span text:style-name="T3">Microcontrollers usually operate at lower speeds, around the 1MHz to 200 MHz </text:span><text:span text:style-name="T4">range</text:span><text:span text:style-name="T3">.</text:span></text:p>
        </text:list-item>
        <text:list-item>
          <text:p text:style-name="P1" loext:marker-style-name="T1"><text:span text:style-name="T5">They n</text:span><text:span text:style-name="T3">eed to be designed to consume less power because they are embedded inside other devices that can have greater power consumptions in other areas.</text:span></text:p>
        </text:list-item>
        <text:list-item>
          <text:p text:style-name="P1" loext:marker-style-name="T1">A MCU would commonly be found controlling basic <text:s/>but would offer pointlessly limited function in a more complex machine such as a full computer.</text:p>
        </text:list-item>
        <text:list-item>
          <text:p text:style-name="P2" loext:marker-style-name="T1"><text:span text:style-name="T3">The microprocessor is the central unit of a computer system that performs arithmetic and logic operations, which generally include adding, subtracting, transferring numbers from one area to another, and comparing two numbers.</text:span></text:p>
        </text:list-item>
        <text:list-item>
          <text:p text:style-name="P2" loext:marker-style-name="T1"><text:span text:style-name="T3">It's a programmable, multipurpose device that incorporates the functions of a CPU on a single IC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5:42:45.321682701</meta:creation-date>
    <dc:date>2024-11-06T15:59:59.865195659</dc:date>
    <meta:editing-duration>PT6M37S</meta:editing-duration>
    <meta:editing-cycles>1</meta:editing-cycles>
    <meta:document-statistic meta:table-count="0" meta:image-count="0" meta:object-count="0" meta:page-count="1" meta:paragraph-count="9" meta:word-count="192" meta:character-count="1220" meta:non-whitespace-character-count="1045"/>
    <meta:generator>LibreOffice/24.8.2.1$Linux_X86_64 LibreOffice_project/480$Build-1</meta:generator>
  </office:meta>
</office:document-meta>
</file>